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86DCD"/>
    </style:style>
    <style:style style:name="ce3" style:family="table-cell" style:parent-style-name="Default" style:data-style-name="N0">
      <style:text-properties style:font-name="Aptos" style:font-name-asian="Aptos" style:font-name-complex="Aptos"/>
    </style:style>
    <style:style style:name="co1" style:family="table-column">
      <style:table-column-properties fo:break-before="auto" style:column-width="8.12270833333333cm"/>
    </style:style>
    <style:style style:name="co2" style:family="table-column">
      <style:table-column-properties fo:break-before="auto" style:column-width="24.0770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aire_de_sécurité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Questionnaire Sécurité Livarble</text:p>
          </table:table-cell>
          <table:table-cell office:value-type="string" table:style-name="ce1">
            <text:p>Solution/bonne pratique à mettre en place<text:s/></text:p>
          </table:table-cell>
          <table:table-cell office:value-type="string" table:style-name="ce1">
            <text:p>Efficacité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stion des identités et accès(IAM)<text:s/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">
            <text:p>Quelle est la politique de mots de passe <text:s/>?</text:p>
          </table:table-cell>
          <table:table-cell office:value-type="string" table:style-name="ce1">
            <text:p>ajouter l’usage de gestionnaires de mots fde passe, vérifier la conformité avec les standards NIST, imposer la rotation uniquement pour comptes sensible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uelle est la gestion des compte générique ?</text:p>
          </table:table-cell>
          <table:table-cell office:value-type="string" table:style-name="ce1">
            <text:p>mise en place de comptes nominatifs + traçabilité, journalisation des accès, suppression progressive des comptes partagé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éparation des privilèges</text:p>
          </table:table-cell>
          <table:table-cell office:value-type="string" table:style-name="ce1">
            <text:p>adoption du principe du moindre privilège, comptes administrateurs distincts des comptes utilisateurs, PAM (Privileged Access Management)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uthentification multi-facteurs (MFA)</text:p>
          </table:table-cell>
          <table:table-cell office:value-type="string" table:style-name="ce1">
            <text:p><text:s/>étendre MFA à toutes les applications critiques, privilégier des méthodes moderne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stion des départs (procédure)</text:p>
          </table:table-cell>
          <table:table-cell office:value-type="string" table:style-name="ce1">
            <text:p>automatiser la désactivation des comptes via RH/IT, audits réguliers des comptes inactif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tection des postes de travail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Privilèges utilisateurs<text:s/></text:p>
          </table:table-cell>
          <table:table-cell office:value-type="string" table:style-name="ce1">
            <text:p>appliquer le modèle "standard user" par défaut, élévation temporaire via outils dédié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tivirus/EDR centralisé</text:p>
          </table:table-cell>
          <table:table-cell office:value-type="string" table:style-name="ce1">
            <text:p>ajouter détection comportementale, corrélation avec SIEM, tests de réponse automatisée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iffrement des disques</text:p>
          </table:table-cell>
          <table:table-cell office:value-type="string" table:style-name="ce1">
            <text:p>vérifier conformité avec normes AES-256, gestion centralisée des clé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litique de mises à jour</text:p>
          </table:table-cell>
          <table:table-cell office:value-type="string" table:style-name="ce1">
            <text:p><text:s/>automatisation via WSUS/Intune, suivi des patchs critiques sous 48h.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are-feu local<text:s/></text:p>
          </table:table-cell>
          <table:table-cell office:value-type="string" table:style-name="ce1">
            <text:p>configuration par GPO, surveillance des exception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écurité du réseau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Segmentation VLAN<text:s/></text:p>
          </table:table-cell>
          <table:table-cell office:value-type="string" table:style-name="ce1">
            <text:p>Segementer le réseau local en pluseieurs VL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ltrage par défaut</text:p>
          </table:table-cell>
          <table:table-cell office:value-type="string" table:style-name="ce1">
            <text:p>Filtrage via des système tels que le BlackNMail qui limite les attaque issue de mail externe à l'entrepri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tection périmétrique</text:p>
          </table:table-cell>
          <table:table-cell office:value-type="string" table:style-name="ce1">
            <text:p>firewall nouvelle génération (NGFW), IDS/IPS, WAF pour applications web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PN accès distant</text:p>
          </table:table-cell>
          <table:table-cell office:value-type="string" table:style-name="ce1">
            <text:p>Accès par VPN possible entre les 2 site de XANADU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veillance des flux</text:p>
          </table:table-cell>
          <table:table-cell office:value-type="string" table:style-name="ce1">
            <text:p>Mise en place d'une surveillance des flux , possible grâce a des solution tels que NetFlow ouZeek,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écurité des serveur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Durcissement OS<text:s/></text:p>
          </table:table-cell>
          <table:table-cell office:value-type="string" table:style-name="ce1">
            <text:p>Désactiver services inutiles, activer pare-feu, appliquer le moindre privilège, activer BitLocker/LUKS, bloquer macros non signé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 des patchs</text:p>
          </table:table-cell>
          <table:table-cell office:value-type="string" table:style-name="ce1">
            <text:p>Utiliser WSUS/Intune pour Windows, Ansible/Yum/Apt pour Linux. Patch sécurité critiqués appliqués &lt; 72 h. <text:s/>Patch mensuel obligato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alisation centralisée</text:p>
          </table:table-cell>
          <table:table-cell office:value-type="string" table:style-name="ce1">
            <text:p>Envoyer logs vers un SIEM (ELK/Splunk/Sentine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vegardes automatisées<text:s/></text:p>
          </table:table-cell>
          <table:table-cell office:value-type="string" table:style-name="ce1">
            <text:p>Sauvegardes quotidiennes programmées,Chiffrement AES-256,Stockage sur NAS + cloud + copie hors-lig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s de restauration testés</text:p>
          </table:table-cell>
          <table:table-cell office:value-type="string" table:style-name="ce1">
            <text:p>Test complet 1 fois/an,Mesurer RTO réel.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ction des donnée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Classification (critique/important/moins critique)</text:p>
          </table:table-cell>
          <table:table-cell office:value-type="string" table:style-name="ce1">
            <text:p>Taguer données : Critique (RGPD, paie) / Important / Sensible / Non critique,Empêcher partage externe de données critiqu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iffrement en transit/au repos</text:p>
          </table:table-cell>
          <table:table-cell office:value-type="string" table:style-name="ce1">
            <text:p>Utiliser le protocole TLS,Disque serveur chiffré AES-256,Certificats renouvelés automatiquemen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Lose protection (DLP)</text:p>
          </table:table-cell>
          <table:table-cell office:value-type="string" table:style-name="ce1">
            <text:p>Bloquer envoi de fichiers sensibles par mail,Alerte sur téléchargement massiv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tique de rétention</text:p>
          </table:table-cell>
          <table:table-cell office:value-type="string" table:style-name="ce1">
            <text:p>Archivage légal 10 ans pour documents comptables. <text:s/>Purge automatique bases de log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inuité d'activité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RPO/RTO pour chaque serv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lan 3-2-1/3-2-1-1</text:p>
          </table:table-cell>
          <table:table-cell office:value-type="string" table:style-name="ce1">
            <text:p>3 copies (prod + sauvegarde locale + cloud).2 types de supports (NAS + cloud).1 hors-site ou air-gap (bande chiffrée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s de restauration</text:p>
          </table:table-cell>
          <table:table-cell office:value-type="string" table:style-name="ce1">
            <text:p>Restauration complète VM 2×/an. <text:s/>Restauration fichiers 1×/mo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 de reprise d’activité<text:s/></text:p>
          </table:table-cell>
          <table:table-cell office:value-type="string" table:style-name="ce1">
            <text:p>Documentation claire + contacts d’urgence.Ordre de redémarrage : réseau =&gt; AD =&gt;DB =&gt; applicatif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édures documentées</text:p>
          </table:table-cell>
          <table:table-cell office:value-type="string" table:style-name="ce1">
            <text:p>Documentation stockée sur SharePoint ou autre solution + copie offline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écurité applicative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1">
            <text:p>Gestion de L'ERP</text:p>
          </table:table-cell>
          <table:table-cell office:value-type="string" table:style-name="ce1">
            <text:p>Accès via VPN ou IP approuvées (à configurer sur la couche résaux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ffice 365</text:p>
          </table:table-cell>
          <table:table-cell office:value-type="string" table:style-name="ce1">
            <text:p>Methode MFA,méthode de connexion où tu dois prouver ton identité avec au moins 2 éléments différent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estion des versions</text:p>
          </table:table-cell>
          <table:table-cell office:value-type="string" table:style-name="ce1">
            <text:p>Déploiement via pipeline CI/CD. <text:s/>Interdiction déploiement manuel en prod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udits de sécurité<text:s/></text:p>
          </table:table-cell>
          <table:table-cell office:value-type="string" table:style-name="ce1">
            <text:p>Pentest annuel externe Scan vulnérabilité hebdomadai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sibilisation et gouvernance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Création de formation anti-phishing</text:p>
          </table:table-cell>
          <table:table-cell office:value-type="string" table:style-name="ce1">
            <text:p>Formation 2×/an,Campagnes internes d’emails piégés. Objectif : taux de clic &lt; 5 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éation d'une charte informatique</text:p>
          </table:table-cell>
          <table:table-cell office:value-type="string" table:style-name="ce1">
            <text:p>Signée par 100% des employé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ent est défini le RSSI<text:s/></text:p>
          </table:table-cell>
          <table:table-cell office:value-type="string" table:style-name="ce1">
            <text:p>Nommer un RSSI officiel. Un correspondant sécurité par service. Réunion sécurité mensuell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 des incidents</text:p>
          </table:table-cell>
          <table:table-cell office:value-type="string" table:style-name="ce1">
            <text:p>Processus : détection =&gt; confinement =&gt; éradication =&gt; restauration =&gt; REX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rcice de crise comment y remedier ?</text:p>
          </table:table-cell>
          <table:table-cell office:value-type="string" table:style-name="ce1">
            <text:p>Simulation ransomwar 1×/an</text:p>
          </table:table-cell>
          <table:table-cell table:number-columns-repeated="16382"/>
        </table:table-row>
        <table:table-row table:style-name="ro1">
          <table:table-cell table:number-columns-repeated="16384" table:style-name="ce2"/>
        </table:table-row>
        <table:table-row table:number-rows-repeated="104852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02</meta:generator>
    <dc:title/>
    <dc:description/>
    <dc:subject/>
    <meta:initial-creator>OULDALI RAYANE</meta:initial-creator>
    <dc:creator>CADIÈRE ENZO</dc:creator>
    <meta:creation-date>2025-12-09T03:52:02Z</meta:creation-date>
    <dc:date>2025-12-11T16:28:43Z</dc:date>
  </office:meta>
</office:document-meta>
</file>